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officeooo:rsid="001b3cb0" officeooo:paragraph-rsid="001b3cb0"/>
    </style:style>
    <style:style style:name="P2" style:family="paragraph" style:parent-style-name="Title">
      <style:text-properties officeooo:rsid="001abaab" officeooo:paragraph-rsid="001abaab"/>
    </style:style>
    <style:style style:name="P3" style:family="paragraph" style:parent-style-name="Text_20_body">
      <style:text-properties officeooo:rsid="001abaab" officeooo:paragraph-rsid="001abaab"/>
    </style:style>
    <style:style style:name="P4" style:family="paragraph" style:parent-style-name="Text_20_body">
      <style:text-properties officeooo:rsid="001b3cb0" officeooo:paragraph-rsid="001b3cb0"/>
    </style:style>
    <style:style style:name="P5" style:family="paragraph" style:parent-style-name="Text_20_body">
      <style:text-properties officeooo:rsid="001c2eae" officeooo:paragraph-rsid="001c2eae"/>
    </style:style>
    <style:style style:name="P6" style:family="paragraph" style:parent-style-name="Heading_20_1">
      <style:text-properties officeooo:rsid="001c2eae" officeooo:paragraph-rsid="001c2eae"/>
    </style:style>
    <style:style style:name="P7" style:family="paragraph" style:parent-style-name="Heading_20_1">
      <style:text-properties officeooo:rsid="001b3cb0" officeooo:paragraph-rsid="001b3cb0"/>
    </style:style>
    <style:style style:name="P8" style:family="paragraph" style:parent-style-name="Heading_20_1">
      <style:text-properties officeooo:rsid="001c784a" officeooo:paragraph-rsid="001c784a"/>
    </style:style>
    <style:style style:name="P9" style:family="paragraph" style:parent-style-name="Heading_20_1">
      <style:text-properties officeooo:paragraph-rsid="001c2eae"/>
    </style:style>
    <style:style style:name="P10" style:family="paragraph" style:parent-style-name="Heading_20_1">
      <style:text-properties officeooo:paragraph-rsid="001c784a"/>
    </style:style>
    <style:style style:name="P11" style:family="paragraph" style:parent-style-name="Heading_20_1">
      <style:paragraph-properties fo:break-before="page"/>
      <style:text-properties officeooo:rsid="001b3cb0" officeooo:paragraph-rsid="001b3cb0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1c2eae" officeooo:paragraph-rsid="001c784a"/>
    </style:style>
    <style:style style:name="P15" style:family="paragraph" style:parent-style-name="Text_20_body">
      <style:text-properties officeooo:rsid="001c784a" officeooo:paragraph-rsid="001c784a"/>
    </style:style>
    <style:style style:name="T1" style:family="text">
      <style:text-properties officeooo:rsid="001b3cb0"/>
    </style:style>
    <style:style style:name="T2" style:family="text">
      <style:text-properties officeooo:rsid="001c2eae"/>
    </style:style>
    <style:style style:name="T3" style:family="text">
      <style:text-properties officeooo:rsid="001c78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ÖRSTUDIE <text:span text:style-name="T1">TAKTIKA</text:span></text:p>
      <text:p text:style-name="P3"/>
      <text:p text:style-name="P1">Allmänt</text:p>
      <text:p text:style-name="P4">Det här en förstudie över spelet med arbetsnamnet ”Taktika”. Den ska brytas upp i många mindre delar, som ska studeras strax innan vi implementerar funktionaliteten i kod.</text:p>
      <text:p text:style-name="P4"/>
      <text:p text:style-name="Text_20_body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P12">Innehållsförteckning</text:p>
          </text:index-title>
          <text:p text:style-name="P13"><text:a xlink:type="simple" xlink:href="#__RefHeading__107_1734828092" text:style-name="Index_20_Link" text:visited-style-name="Index_20_Link">Spelidé<text:tab/>3</text:a></text:p>
          <text:p text:style-name="P13"><text:a xlink:type="simple" xlink:href="#__RefHeading__62_1626313793" text:style-name="Index_20_Link" text:visited-style-name="Index_20_Link">Systemkrav<text:tab/>3</text:a></text:p>
          <text:p text:style-name="P13"><text:a xlink:type="simple" xlink:href="#__RefHeading__64_1626313793" text:style-name="Index_20_Link" text:visited-style-name="Index_20_Link">Mock-up<text:tab/>3</text:a></text:p>
          <text:p text:style-name="P13"><text:a xlink:type="simple" xlink:href="#__RefHeading__66_1626313793" text:style-name="Index_20_Link" text:visited-style-name="Index_20_Link">Modell<text:tab/>3</text:a></text:p>
          <text:p text:style-name="P13"><text:a xlink:type="simple" xlink:href="#__RefHeading__68_1626313793" text:style-name="Index_20_Link" text:visited-style-name="Index_20_Link">Skeppstyper<text:tab/>3</text:a></text:p>
          <text:p text:style-name="P13"><text:a xlink:type="simple" xlink:href="#__RefHeading__70_1626313793" text:style-name="Index_20_Link" text:visited-style-name="Index_20_Link">Utvinning av resurser<text:tab/>3</text:a></text:p>
          <text:p text:style-name="P13"><text:a xlink:type="simple" xlink:href="#__RefHeading__72_1626313793" text:style-name="Index_20_Link" text:visited-style-name="Index_20_Link">Produktion<text:tab/>3</text:a></text:p>
          <text:p text:style-name="P13"><text:a xlink:type="simple" xlink:href="#__RefHeading__74_1626313793" text:style-name="Index_20_Link" text:visited-style-name="Index_20_Link">Utvecklingsmiljö<text:tab/>3</text:a></text:p>
        </text:index-body>
      </text:table-of-content>
      <text:p text:style-name="Text_20_body"/>
      <text:h text:style-name="P11" text:outline-level="1"><text:bookmark-start text:name="__RefHeading__107_1734828092"/>Spelidé<text:bookmark-end text:name="__RefHeading__107_1734828092"/></text:h>
      <text:p text:style-name="P4">Ett turn-baserat 3D-strategispel i rymden. <text:span text:style-name="T3">Ett solsystem, två imperier. Under lång tid har det varit fred vilken har lett till att respektive part har en kunglig flotta som i huvudsak är defensiv (+tank -dps). Det ska vara nästan omöjligt att besegra den andra spelaren med de flottor man börjar med. I solsystemet finns mineralrika månar – det gäller att bygga upp och försvara utbrytning av dessa mineraler och produktion och forskning av nya typer av skepp – aggressiva skepp (+DPS). Det ska ta lång tid att bygga skepp och om man låter sin opponent bygga för mycket ostört, ska det vara svårt att komma ikapp.</text:span></text:p>
      <text:p text:style-name="P4">&lt;Lägg till mer detaljer&gt;</text:p>
      <text:h text:style-name="P6" text:outline-level="1"><text:bookmark-start text:name="__RefHeading__62_1626313793"/>Systemkrav<text:bookmark-end text:name="__RefHeading__62_1626313793"/></text:h>
      <text:p text:style-name="P5">Alla desktop-plattformar stöds. Ett GUI för Windows 8 och ett GUI i Java för övriga plattformar.</text:p>
      <text:p text:style-name="P5">&lt;Lägg till mer detaljer, men inte så viktigt nu i början&gt;</text:p>
      <text:h text:style-name="P7" text:outline-level="1"><text:bookmark-start text:name="__RefHeading__64_1626313793"/>Mock-up<text:bookmark-end text:name="__RefHeading__64_1626313793"/></text:h>
      <text:p text:style-name="P4">&lt;Lägg till en mock-up här&gt;</text:p>
      <text:h text:style-name="P8" text:outline-level="1">GUI</text:h>
      <text:p text:style-name="P15"><text:span text:style-name="T3">&lt;</text:span>Ny studie&gt;</text:p>
      <text:h text:style-name="P8" text:outline-level="1">Solsystemet</text:h>
      <text:p text:style-name="P15"><text:span text:style-name="T3">&lt;</text:span>Ny studie&gt;</text:p>
      <text:h text:style-name="P10" text:outline-level="1"><text:bookmark-start text:name="__RefHeading__68_1626313793"/><text:span text:style-name="T3">Skeppstyper</text:span><text:bookmark-end text:name="__RefHeading__68_1626313793"/></text:h>
      <text:p text:style-name="P15">&lt;Ny studie&gt;</text:p>
      <text:h text:style-name="P8" text:outline-level="1"><text:bookmark-start text:name="__RefHeading__70_1626313793"/>Utvinning av resurser<text:bookmark-end text:name="__RefHeading__70_1626313793"/></text:h>
      <text:p text:style-name="P15">&lt;Ny studie&gt;</text:p>
      <text:h text:style-name="P8" text:outline-level="1"><text:bookmark-start text:name="__RefHeading__72_1626313793"/>Produktion<text:bookmark-end text:name="__RefHeading__72_1626313793"/></text:h>
      <text:p text:style-name="P15">&lt;Ny studie&gt;</text:p>
      <text:h text:style-name="P10" text:outline-level="1"><text:span text:style-name="T3">System-m</text:span>odell</text:h>
      <text:p text:style-name="P14">&lt;Lägg till en UML-modell här&gt;</text:p>
      <text:h text:style-name="P9" text:outline-level="1"><text:bookmark-start text:name="__RefHeading__74_1626313793"/><text:span text:style-name="T2">Utvecklingsmiljö</text:span><text:bookmark-end text:name="__RefHeading__74_1626313793"/></text:h>
      <text:p text:style-name="P15">ArgoUML</text:p>
      <text:p text:style-name="P15">Visual Studio Express 2013 Preview for Windows Desktop</text:p>
      <text:p text:style-name="P15">Eclip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15:34:31.030000000</meta:creation-date>
    <dc:date>2013-09-15T11:42:25.795000000</dc:date>
    <meta:editing-duration>P0D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36" meta:word-count="225" meta:character-count="1396" meta:non-whitespace-character-count="1205"/>
  </office:meta>
</office:document-meta>
</file>